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fo:language="en" fo:country="US" officeooo:rsid="000fe000" officeooo:paragraph-rsid="000fe000"/>
    </style:style>
    <style:style style:name="P2" style:family="paragraph" style:parent-style-name="Standard">
      <style:text-properties fo:language="uk" fo:country="UA" officeooo:rsid="000fe000" officeooo:paragraph-rsid="000fe000"/>
    </style:style>
    <style:style style:name="P3" style:family="paragraph" style:parent-style-name="Standard">
      <style:text-properties fo:language="uk" fo:country="UA" officeooo:rsid="0011d0d4" officeooo:paragraph-rsid="000fe000"/>
    </style:style>
    <style:style style:name="P4" style:family="paragraph" style:parent-style-name="Standard">
      <style:text-properties fo:font-variant="normal" fo:text-transform="none" fo:color="#202122" loext:opacity="100%" style:font-name="Liberation Serif" fo:letter-spacing="normal" fo:language="uk" fo:country="UA" fo:font-style="normal" fo:font-weight="normal" officeooo:rsid="00615cbc" officeooo:paragraph-rsid="00943884" style:font-weight-asian="normal" style:font-weight-complex="normal"/>
    </style:style>
    <style:style style:name="P5" style:family="paragraph" style:parent-style-name="Standard">
      <style:text-properties fo:font-variant="normal" fo:text-transform="none" fo:color="#202122" loext:opacity="100%" style:font-name="Liberation Serif" fo:letter-spacing="normal" fo:language="uk" fo:country="UA" fo:font-style="normal" fo:font-weight="normal" officeooo:rsid="00615cbc" officeooo:paragraph-rsid="00943884" style:font-weight-asian="normal" style:font-weight-complex="normal"/>
    </style:style>
    <style:style style:name="P6" style:family="paragraph" style:parent-style-name="Standard">
      <style:text-properties fo:language="en" fo:country="US" officeooo:rsid="000fe000" officeooo:paragraph-rsid="000fe000"/>
    </style:style>
    <style:style style:name="P7" style:family="paragraph" style:parent-style-name="Standard">
      <style:text-properties fo:language="en" fo:country="US" officeooo:rsid="000fe000" officeooo:paragraph-rsid="0017d0eb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1d0d4"/>
    </style:style>
    <style:style style:name="T3" style:family="text">
      <style:text-properties fo:language="uk" fo:country="UA" officeooo:rsid="00128af1"/>
    </style:style>
    <style:style style:name="T4" style:family="text">
      <style:text-properties fo:language="uk" fo:country="UA" officeooo:rsid="0012b6f9"/>
    </style:style>
    <style:style style:name="T5" style:family="text">
      <style:text-properties fo:language="uk" fo:country="UA" officeooo:rsid="00132f5a"/>
    </style:style>
    <style:style style:name="T6" style:family="text">
      <style:text-properties fo:language="uk" fo:country="UA" officeooo:rsid="001698ad"/>
    </style:style>
    <style:style style:name="T7" style:family="text">
      <style:text-properties fo:language="uk" fo:country="UA" officeooo:rsid="0017d0eb"/>
    </style:style>
    <style:style style:name="T8" style:family="text">
      <style:text-properties officeooo:rsid="00a14253"/>
    </style:style>
    <style:style style:name="T9" style:family="text">
      <style:text-properties officeooo:rsid="00132f5a"/>
    </style:style>
    <style:style style:name="T10" style:family="text">
      <style:text-properties officeooo:rsid="00140c7f"/>
    </style:style>
    <style:style style:name="T11" style:family="text">
      <style:text-properties officeooo:rsid="0015961e"/>
    </style:style>
    <style:style style:name="T12" style:family="text">
      <style:text-properties officeooo:rsid="0016a213"/>
    </style:style>
    <style:style style:name="T13" style:family="text">
      <style:text-properties officeooo:rsid="0017d0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lmonids – <text:span text:style-name="T6">Лососеві</text:span></text:p>
      <text:p text:style-name="P7"><text:span text:style-name="T6">Smallfry - </text:span><text:span text:style-name="T7">Лососик</text:span></text:p>
      <text:p text:style-name="P1">Chum – <text:span text:style-name="T1">Горбуша</text:span></text:p>
      <text:p text:style-name="P2">Steelhead — Сталеголовий</text:p>
      <text:p text:style-name="P2">Steel Eel — Сталевуж</text:p>
      <text:p text:style-name="P2">Flyfish — Тобіко</text:p>
      <text:p text:style-name="P1"><text:span text:style-name="T1">Maws — </text:span><text:span text:style-name="T2">Ловець</text:span></text:p>
      <text:p text:style-name="P3">Stinger — Струменева Кета</text:p>
      <text:p text:style-name="P3">Drizzler — Погодець</text:p>
      <text:p text:style-name="P1"><text:span text:style-name="T2">Goldie — </text:span><text:span text:style-name="T3">Злата</text:span></text:p>
      <text:p text:style-name="P1"><text:span text:style-name="T3">Scrapper</text:span><text:span text:style-name="T4"> - <text:s/></text:span><text:span text:style-name="T5">Щиториб</text:span></text:p>
      <text:p text:style-name="P4">Boss Salmonid — <text:span text:style-name="T8">Лососебос</text:span></text:p>
      <text:p text:style-name="P4"><text:span text:style-name="T9">Griller — </text:span><text:span text:style-name="T10">Гриль</text:span></text:p>
      <text:p text:style-name="P4">Cohock — <text:span text:style-name="T11">Сковородер (Сковорода та мароде</text:span><text:span text:style-name="T12">р)</text:span></text:p>
      <text:p text:style-name="P4">Mothership — <text:span text:style-name="T12">Корабель</text:span></text:p>
      <text:p text:style-name="P4">Chinook — <text:span text:style-name="T13">Коптер</text:span></text:p>
      <text:p text:style-name="P4">Snatcher - <text:span text:style-name="T13">Кур’єр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4:05:17.363000000</meta:creation-date>
    <dc:date>2025-03-24T21:56:41.463000000</dc:date>
    <meta:editing-duration>PT4H8M31S</meta:editing-duration>
    <meta:editing-cycles>6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7" meta:word-count="43" meta:character-count="338" meta:non-whitespace-character-count="297"/>
  </office:meta>
</office:document-meta>
</file>